
<file path=META-INF/manifest.xml><?xml version="1.0" encoding="utf-8"?>
<!DOCTYPE manifest  PUBLIC '-//OpenOffice.org//DTD Manifest 2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!DOCTYPE document-content  PUBLIC '-//OpenOffice.org//DTD OfficeDocument 2.0//EN'  'office.dtd'>
<?xtpipes file="oo-text.4xt" ?>
<office:document-content xmlns:office="urn:oasis:names:tc:opendocument:xmlns:office:1.0" xmlns:style="urn:oasis:names:tc:opendocument:xmlns:style:1.0" xmlns:table="urn:oasis:names:tc:opendocument:xmlns:table:1.0" xmlns:draw="urn:oasis:names:tc:opendocument:xmlns:drawing:1.0" xmlns:fo="http://www.w3.org/1999/XSL/Format" xmlns:xlink="http://www.w3.org/1999/xlink" xmlns:text="urn:oasis:names:tc:opendocument:xmlns:text:1.0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esentation="urn:oasis:names:tc:opendocument:xmlns:presentation:1.0" office:version="1.0">
  <office:automatic-styles>
    <style:style style:name="cmex-10" style:family="text">
      <style:text-properties fo:font-size="9.0pt"/>
    </style:style>
    <style:style style:name="cmbsy-10x-x-109" style:family="text">
      <style:text-properties fo:font-weight="bold"/>
    </style:style>
    <style:style style:name="cmbsy-8" style:family="text">
      <style:text-properties fo:font-weight="bold" fo:font-size="7.2pt"/>
    </style:style>
    <style:style style:name="cmbsy-6" style:family="text">
      <style:text-properties fo:font-weight="bold" fo:font-size="5.4pt"/>
    </style:style>
    <style:style style:name="cmr-8" style:family="text">
      <style:text-properties fo:font-size="7.2pt"/>
    </style:style>
    <style:style style:name="cmr-6" style:family="text">
      <style:text-properties fo:font-size="5.4pt"/>
    </style:style>
    <style:style style:name="cmmi-10x-x-109" style:family="text">
      <style:text-properties fo:font-style="italic"/>
    </style:style>
    <style:style style:name="cmmi-8" style:family="text">
      <style:text-properties fo:font-style="italic" fo:font-size="7.2pt"/>
    </style:style>
    <style:style style:name="cmmi-6" style:family="text">
      <style:text-properties fo:font-style="italic" fo:font-size="5.4pt"/>
    </style:style>
    <style:style style:name="cmsy-8" style:family="text">
      <style:text-properties fo:font-size="7.2pt"/>
    </style:style>
    <style:style style:name="cmsy-6" style:family="text">
      <style:text-properties fo:font-size="5.4pt"/>
    </style:style>
    <style:style style:name="Figure" style:family="section">
      <style:section-properties fo:margin-left="0.25in" fo:margin-right="0.25in" style:editable="true">
        <style:columns fo:column-count="0" fo:column-gap="0in"/>
      </style:section-properties>
    </style:style>
    <style:page-layout style:name="Standard-page-layout">
      <style:page-layout-properties fo:page-width="597.50793pt" fo:page-height="845.04694pt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body>
    <office:text>
      <!--start of section
-->
      <text:h text:style-name="Heading-2" text:outline-level="2"><text:span text:style-name="section">1  </text:span><text:reference-mark text:name="x1-10001"> </text:reference-mark>First</text:h>
      <!--l. 7
-->
      <text:p text:style-name="Text-body">Citation with en dashes: –<text:bibliography-mark text:identifier="1" text:bibliography-type="custom1"/><text:span text:style-name="reference-ref"><text:reference-ref text:ref-name="Xtest" text:reference-format="text"> </text:reference-ref></text:span>–
</text:p>
      <!--l. 9
-->
      <text:p text:style-name="First-line-indent">  Reference with en dashes: –1<!--tex4ht:ref: sec:first 
--><text:span text:style-name="reference-ref"><text:reference-ref text:ref-name="x1-10001" text:reference-format="text"> </text:reference-ref></text:span>–
  </text:p>
      <!--start of section*
-->
      <text:h text:style-name="Heading-2" text:outline-level="2"><text:reference-mark text:name="x1-20001"> </text:reference-mark>References</text:h>
      <!--l. 1
-->
      <text:p text:style-name="Text-body">
   </text:p>
      <text:p text:style-name="p-bibitem">
 [1]<text:reference-mark text:name="Xtest"> </text:reference-mark> Anyone. Something. 2010.
   </text:p>
      <!--end of section*
-->
      <!--end of section
-->
    </office:text>
  </office:body>
</office:document-content>
</file>

<file path=styles.xml><?xml version="1.0" encoding="utf-8"?>
<!DOCTYPE document-styles  PUBLIC '-//OpenOffice.org//DTD OfficeDocument 2.0//EN'  'office.dtd'>
<office:document-styles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<office:font-face-decls> </office:font-face-decls>
  <office:styles>
    <style:style style:name="bigskip" style:family="paragraph" style:parent-style-name="Text-body">
      <style:paragraph-properties fo:margin-top="0.2cm" fo:margin-bottom="0.0cm"/>
    </style:style>
    <style:style style:name="clearpage" style:family="paragraph" style:parent-style-name="Text-body">
      <style:paragraph-properties fo:break-before="page"/>
    </style:style>
    <style:style style:name="hline-p-hr" style:family="paragraph">
      <style:paragraph-properties fo:padding="0.00001cm" fo:margin-top="0.00001cm" fo:margin-bottom="0.00001cm" fo:border-left="none" fo:border-right="none" fo:border-top="none" fo:line-height="0.011cm" fo:border-bottom="0.01cm solid #000000"/>
    </style:style>
    <style:style style:name="cline-p-hr" style:family="paragraph">
      <style:paragraph-properties fo:padding="0.00001cm" fo:margin-top="0.00001cm" fo:margin-bottom="0.00001cm" fo:border-left="none" fo:border-right="none" fo:border-top="none" fo:line-height="0.01cm" fo:border-bottom="0.01cm solid #000000"/>
    </style:style>
    <style:style style:name="cline-p" style:family="paragraph">
      <style:paragraph-properties fo:margin="0.00001cm" fo:border="none" fo:line-height="0.001cm"/>
    </style:style>
    <style:style style:name="reference-ref" style:family="text">
      <style:text-properties style:text-scale="0%"/>
    </style:style>
    <style:style style:name="textsuperscript" style:family="text">
      <style:text-properties style:text-position="super 80%"/>
    </style:style>
    <style:style style:name="TEX" style:family="text">
      <style:text-properties style:text-position="-25 100%"/>
    </style:style>
    <style:style style:name="LATEX" style:family="text">
      <style:text-properties style:text-position="15 70%"/>
    </style:style>
    <style:style style:name="newpage" style:family="paragraph">
      <style:paragraph-properties fo:break-after="page"/>
    </style:style>
    <style:style style:name="mml-inline" style:family="graphic" style:parent-style-name="Formula">
      <style:graphic-properties style:vertical-pos="middle" style:vertical-rel="text"/>
    </style:style>
    <style:style style:name="mml-display" style:family="graphic" style:parent-style-name="Formula">
      <style:graphic-properties style:wrap="none" style:horizontal-pos="center" style:horizontal-rel="paragraph-content" fo:background-color="transparent" style:background-transparency="100%" fo:margin-left="5%"> </style:graphic-properties>
    </style:style>
    <style:style style:name="Formula" style:family="graphic">
      <style:graphic-properties text:anchor-type="as-char" svg:y="0in" fo:margin-left="0.1mm" fo:margin-right="0.1mm" style:vertical-pos="middle" style:vertical-rel="text"/>
    </style:style>
    <style:style style:name="equ-p" style:family="paragraph" style:parent-style-name="Standard">
      <style:paragraph-properties fo:text-align="center" style:justify-single-word="false"/>
    </style:style>
    <style:style style:name="equ-num-p" style:family="paragraph" style:parent-style-name="Standard">
      <style:paragraph-properties fo:text-align="end" style:justify-single-word="false"/>
    </style:style>
    <style:style style:name="equation" style:family="table">
      <style:table-properties style:rel-width="88%" fo:margin-left="1cm" fo:margin-right="0cm" fo:margin-top="0.3cm" fo:margin-bottom="0.3cm" table:align="margins"/>
    </style:style>
    <style:style style:name="caption-title" style:family="text">
      <style:text-properties fo:font-style="normal" fo:font-weight="bold"/>
    </style:style>
    <style:style style:name="caption-title" style:family="text">
      <style:text-properties fo:font-style="normal" fo:font-weight="bold"/>
    </style:style>
    <style:style style:name="small-caps" style:family="text">
      <style:text-properties fo:font-variant="small-caps"/>
    </style:style>
    <style:style style:name="First-line-indent" style:family="paragraph" style:parent-style-name="Text-body" style:class="text">
      <style:paragraph-properties fo:margin-left="0cm" fo:margin-right="0cm" fo:text-indent="0.499cm" style:auto-text-indent="false"/>
    </style:style>
    <style:style style:name="First-line-indent-rtl" style:family="paragraph" style:parent-style-name="Text-body" style:class="text">
      <style:paragraph-properties fo:margin-left="0cm" fo:margin-right="0cm" fo:text-indent="0.499cm" style:auto-text-indent="false" fo:text-align="end" style:justify-single-word="false" style:writing-mode="rl-tb"/>
    </style:style>
    <style:style style:name="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Like-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Like-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p-nopar" style:family="paragraph" style:parent-style-name="Text-body">
      <style:paragraph-properties fo:text-align="justify" style:auto-text-indent="false" fo:margin-top="0.3cm" fo:margin-bottom="0.3cm" style:justify-single-word="false"/>
    </style:style>
    <style:style style:name="p-nopar-rtl" style:family="paragraph" style:parent-style-name="Text-body">
      <style:paragraph-properties style:auto-text-indent="false" fo:margin-top="0.3cm" fo:margin-bottom="0.3cm" style:justify-single-word="false" fo:text-align="end" style:writing-mode="rl-tb"/>
    </style:style>
    <style:style style:name="display-math" style:family="paragraph" style:parent-style-name="Text-body">
      <style:paragraph-properties fo:text-align="center" style:auto-text-indent="false" style:justify-single-word="false"/>
    </style:style>
    <style:style style:name="Inside-itemize" style:family="paragraph" style:parent-style-name="Standard" style:list-style-name="Itemize">
      <style:paragraph-properties fo:margin-left="0in" fo:margin-right="0in" fo:margin-top="0in" fo:margin-bottom="0.15in" fo:text-indent="0in" style:auto-text-indent="false"/>
    </style:style>
    <text:list-style style:name="Itemize">
      <text:list-level-style-bullet text:level="1" text:style-name="Bullet-Symbols" text:bullet-char="•">
        <style:list-level-properties text:space-before="0.15in" text:min-label-width="0.2in" text:min-label-distance="0.05in"/>
      </text:list-level-style-bullet>
      <text:list-level-style-bullet text:level="2" text:style-name="Bullet-Symbols" text:bullet-char="-">
        <style:list-level-properties text:space-before="0.35in" text:min-label-width="0.2in" text:min-label-distance="0.05in"/>
      </text:list-level-style-bullet>
      <text:list-level-style-bullet text:level="3" text:style-name="Bullet-Symbols" text:bullet-char="⁎">
        <style:list-level-properties text:space-before="0.55in" text:min-label-width="0.2in" text:min-label-distance="0.05in"/>
      </text:list-level-style-bullet>
      <text:list-level-style-bullet text:level="4" text:style-name="Bullet-Symbols" text:bullet-char="·">
        <style:list-level-properties text:space-before="0.75in" text:min-label-width="0.2in" text:min-label-distance="0.05in"/>
      </text:list-level-style-bullet>
    </text:list-style>
    <style:style style:name="Inside-enumerate" style:family="paragraph" style:parent-style-name="Text-body" style:list-style-name="Enumerate">
      <style:paragraph-properties fo:margin-left="0in" fo:margin-right="0in" fo:margin-top="0in" fo:margin-bottom="0.15in" fo:text-indent="0in" style:auto-text-indent="false"/>
    </style:style>
    <text:list-style style:name="Enumerate">
      <text:list-level-style-number text:level="1" text:style-name="Numbering-Symbols" style:num-prefix="" style:num-suffix="." style:num-format="1">
        <style:list-level-properties text:min-label-width="0.2in" text:space-before="0.15in" text:min-label-distance="0.05in"/>
      </text:list-level-style-number>
      <text:list-level-style-number text:level="2" text:style-name="Numbering-Symbols" style:num-prefix="(" style:num-suffix=")" style:num-format="a">
        <style:list-level-properties text:min-label-width="0.2in" text:space-before="0.35in" text:min-label-distance="0.05in"/>
      </text:list-level-style-number>
      <text:list-level-style-number text:level="3" text:style-name="Numbering-Symbols" style:num-prefix="" style:num-suffix="." style:num-format="i">
        <style:list-level-properties text:min-label-width="0.2in" text:space-before="0.6in" text:min-label-distance="0.05in"/>
      </text:list-level-style-number>
      <text:list-level-style-number text:level="4" text:style-name="Numbering-Symbols" style:num-prefix="" style:num-suffix="." style:num-format="A">
        <style:list-level-properties text:min-label-width="0.2in" text:space-before="0.8in" text:min-label-distance="0.05in"/>
      </text:list-level-style-number>
    </text:list-style>
    <style:style style:name="Inside-enumerate-rtl" style:family="paragraph" style:list-style-name="Enumerate-rtl">
      <style:paragraph-properties fo:text-align="end" style:justify-single-word="false" style:writing-mode="rl-tb"/>
    </style:style>
    <text:list-style style:name="Enumerate-rtl">
      <text:list-level-style-number text:level="1" text:style-name="Numbering-Symbols" style:num-prefix="" style:num-suffix=".">
        <style:list-level-properties text:space-before="0.15in" style:num-format="1" text:min-label-distance="0.05in"/>
      </text:list-level-style-number>
      <text:list-level-style-number text:level="2" text:style-name="Numbering-Symbols" style:num-prefix="(" style:num-suffix=")">
        <style:list-level-properties text:space-before="0.35in" style:num-format="a" text:min-label-distance="0.05in"/>
      </text:list-level-style-number>
      <text:list-level-style-number text:level="3" text:style-name="Numbering-Symbols" style:num-prefix="" style:num-suffix=".">
        <style:list-level-properties text:space-before="0.6in" style:num-format="i" text:min-label-distance="0.05in"/>
      </text:list-level-style-number>
      <text:list-level-style-number text:level="4" text:style-name="Numbering-Symbols" style:num-prefix="" style:num-suffix=".">
        <style:list-level-properties text:space-before="0.8in" style:num-format="A" text:min-label-distance="0.05in"/>
      </text:list-level-style-number>
    </text:list-style>
    <text:list-style style:name="description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text:list-style style:name="list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text:list-style style:name="printshorthands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shorthands-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printshorthands-dt" style:family="paragraph" style:parent-style-name="">
      <style:paragraph-properties fo:margin-left="0.1in" fo:margin-right="0in" fo:text-indent="0in" style:auto-text-indent="false"/>
    </style:style>
    <text:list-style style:name="printthebibliography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thebibliography-dd" style:family="paragraph" style:parent-style-name="Standard">
      <style:paragraph-properties fo:margin-left="0.35in" fo:margin-right="0in" fo:margin-top="0cm" fo:margin-bottom="0.2cm" fo:text-indent="-0.35in" style:auto-text-indent="false"/>
    </style:style>
    <style:style style:name="printthebibliography-dt" style:family="paragraph" style:parent-style-name="">
      <style:paragraph-properties fo:margin-top="0cm" fo:margin-bottom="0cm" style:auto-text-indent="false"/>
    </style:style>
    <style:style style:name="quote" style:family="paragraph" style:parent-style-name="Text-body" style:next-style-name="Text-body">
      <style:paragraph-properties fo:margin-left="1cm" fo:margin-right="1cm" fo:margin-top="0.199cm" fo:margin-bottom="0.199cm" fo:text-indent="0cm" style:auto-text-indent="false"/>
    </style:style>
    <style:style style:name="quote-trl" style:family="paragraph" style:parent-style-name="Text-body-trl" style:next-style-name="Text-body-trl">
      <style:paragraph-properties fo:margin-left="1cm" fo:margin-right="1cm" fo:margin-top="0.199cm" fo:margin-bottom="0.199cm" fo:text-indent="0cm" style:auto-text-indent="false" fo:text-align="end" style:writing-mode="rl-tb"/>
    </style:style>
    <style:style style:name="begin-env-p" style:family="paragraph">
      <style:paragraph-properties fo:margin-top="2mm" fo:margin-bottom="0mm" fo:line-height="0.1mm"/>
    </style:style>
    <style:style style:name="end-env-p" style:family="paragraph">
      <style:paragraph-properties fo:margin-bottom="2mm" fo:margin-top="0mm" fo:line-height="0.1mm"/>
    </style:style>
    <style:style style:name="env-frame" style:family="graphic">
      <style:graphic-properties style:vertical-pos="top" style:vertical-rel="baseline" style:horizontal-pos="from-left" style:horizontal-rel="paragraph-content" fo:padding="0in" fo:border="none" style:shadow="none"/>
    </style:style>
    <style:style style:name="Sect1" style:family="section">
      <style:section-properties>
        <style:columns fo:column-count="1" fo:column-gap="0cm">
          <style:column fo:margin-top="0.5cm" fo:margin-left="0cm" fo:margin-right="0cm"/>
        </style:columns>
      </style:section-properties>
    </style:style>
    <style:style style:name="Sect2" style:family="section">
      <style:section-properties>
        <style:columns fo:column-count="0" fo:column-gap="0cm"/>
      </style:section-properties>
    </style:style>
    <style:style style:name="Contents-Heading" style:family="paragraph" style:parent-style-name="Heading" style:class="index">
      <style:paragraph-properties fo:margin-top="0.5cm" fo:margin-bottom="0.2cm" fo:margin-left="0cm" fo:margin-right="0cm" fo:font-size="16pt" fo:font-weight="bold" style:font-size-asian="16pt" style:font-weight-asian="bold" style:font-size-complex="16pt" style:font-weight-complex="bold" fo:text-indent="0cm" style:auto-text-indent="false" text:number-lines="false" text:line-number="0"/>
    </style:style>
    <style:style style:name="Index-Heading" style:family="paragraph" style:parent-style-name="Heading" style:class="index">
      <style:paragraph-properties fo:margin-left="0in" fo:margin-right="0in" fo:font-size="16pt" fo:font-weight="bold" style:font-size-asian="16pt" style:font-weight-asian="bold" style:font-size-complex="16pt" style:font-weight-complex="bold" fo:text-indent="0in" style:auto-text-indent="false" text:number-lines="false" text:line-number="0"/>
    </style:style>
    <style:style style:name="verse" style:family="paragraph" style:parent-style-name="Text-body" style:next-style-name="Text-body">
      <style:paragraph-properties fo:margin-left="1.499cm" fo:margin-right="1cm" fo:margin-top="0.199cm" fo:margin-bottom="0.199cm" fo:text-indent="-0.499cm" style:auto-text-indent="false">
        <style:tab-stops/>
      </style:paragraph-properties>
    </style:style>
    <text:list-style style:name="algorithmic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algorithmic-dd" style:family="paragraph" style:parent-style-name="Standard">
      <style:paragraph-properties fo:margin-left="0.35in" fo:margin-right="0in" fo:margin-top="0cm" fo:margin-bottom="0.2cm" fo:text-indent="0in" style:auto-text-indent="false"/>
      <style:text-properties fo:wrap-option="no-wrap"/>
    </style:style>
    <style:style style:name="algorithmic-dt" style:family="paragraph" style:parent-style-name="">
      <style:paragraph-properties fo:margin-left="0.1in" fo:margin-right="0in" fo:text-indent="0in" style:auto-text-indent="false"/>
      <style:text-properties fo:wrap-option="no-wrap"/>
    </style:style>
    <style:style style:name="verb" style:family="text">
      <style:text-properties fo:font-family="monospace"/>
    </style:style>
    <style:style style:name="obeylines-h" style:family="text">
      <style:text-properties fo:wrap-option="no-wrap"/>
    </style:style>
    <style:style style:name="obeylines-v" style:family="text">
      <style:text-properties fo:wrap-option="no-wrap"/>
    </style:style>
    <style:style style:name="Preformatted-Text" style:family="paragraph" style:parent-style-name="Standard">
      <style:paragraph-properties fo:margin-top="0.2cm" fo:margin-bottom="0.2cm" fo:text-indent="0cm"/>
      <style:text-properties fo:font-family="monospace"/>
    </style:style>
    <style:style style:name="Preformatted-Text-rtl" style:family="paragraph" style:parent-style-name="Standard">
      <style:paragraph-properties fo:margin-top="0.2cm" fo:margin-bottom="0.2cm" fo:text-indent="0cm" fo:text-align="end" style:justify-single-word="false" style:writing-mode="rl-tb"/>
      <style:text-properties fo:font-family="monospace"/>
    </style:style>
    <style:style style:name="Footnote" style:family="paragraph" style:parent-style-name="Standard" style:class="extra">
      <style:paragraph-properties fo:margin-left="0.2in" fo:margin-right="0in" fo:text-indent="-0.2in" style:auto-text-indent="false"/>
    </style:style>
    <style:style style:name="Emphasis" style:family="text">
      <style:text-properties fo:font-style="italic"/>
    </style:style>
    <style:style style:name="textit" style:family="text">
      <style:text-properties fo:font-style="italic"/>
    </style:style>
    <style:style style:name="textbf" style:family="text">
      <style:text-properties fo:font-style="normal" fo:font-weight="bold"/>
    </style:style>
    <style:style style:name="textsc" style:family="text">
      <style:text-properties fo:font-variant="small-caps" fo:font-style="normal" fo:font-weight="normal" style:text-position="0% 100%"/>
    </style:style>
    <style:style style:name="texttt" style:family="text">
      <style:text-properties fo:font-family="monospace"/>
    </style:style>
    <style:style style:name="textrm" style:family="text">
      <style:text-properties fo:font-weight="normal" style:font-weight-asian="normal" style:font-weight-complex="normal"/>
    </style:style>
    <style:style style:name="textsf" style:family="text">
      <style:text-properties fo:font-style="normal" fo:font-weight="bold" style:font-family-generic="swiss" style:font-pitch="variable"/>
    </style:style>
    <style:style style:name="textup" style:family="text">
      <style:text-properties fo:font-weight="normal" style:font-weight-asian="normal" style:font-weight-complex="normal"/>
    </style:style>
    <style:style style:name="overline" style:family="text">
      <style:text-properties style:text-underline="dotted"/>
    </style:style>
    <style:style style:name="underline" style:family="text">
      <style:text-properties style:text-underline-style="solid" style:text-underline-width="auto" style:text-underline-color="font-color"/>
    </style:style>
    <style:style style:name="Title" style:family="paragraph" style:parent-style-name="Heading" style:next-style-name="author" style:class="chapter">
      <style:paragraph-properties fo:margin-top="0.42cm" fo:margin-bottom="0.51cm" fo:font-size="20pt" fo:font-weight="normal" style:font-size-asian="18pt" style:font-weight-asian="bold" style:font-size-complex="18pt" style:font-weight-complex="bold" fo:text-align="center" style:justify-single-word="false"/>
    </style:style>
    <style:style style:name="Title-rtl" style:family="paragraph" style:parent-style-name="Heading-rtl" style:next-style-name="author-rtl" style:class="chapter">
      <style:paragraph-properties fo:margin-top="0.42cm" fo:margin-bottom="0.51cm" fo:font-size="20pt" fo:font-weight="normal" style:font-size-asian="18pt" style:font-weight-asian="bold" style:font-size-complex="18pt" style:font-weight-complex="bold" fo:text-align="center" style:justify-single-word="false" style:writing-mode="rl-tb"/>
    </style:style>
    <style:style style:name="author" style:family="paragraph" style:parent-style-name="Text-body" style:next-style-name="date">
      <style:paragraph-properties fo:margin-top="0cm" fo:margin-bottom="0.199cm" fo:font-size="14pt" fo:text-align="center" style:justify-single-word="false"/>
    </style:style>
    <style:style style:name="author-rtl" style:family="paragraph" style:parent-style-name="Text-body-rtl" style:next-style-name="date-rtl">
      <style:paragraph-properties fo:margin-top="0cm" fo:margin-bottom="0.199cm" fo:font-size="14pt" fo:text-align="center" style:justify-single-word="false" style:writing-mode="rl-tb"/>
    </style:style>
    <style:style style:name="date" style:family="paragraph" style:parent-style-name="Text-body" style:next-style-name="Text-body">
      <style:paragraph-properties fo:margin-top="0cm" fo:margin-bottom="0.199cm" fo:font-size="14pt" fo:text-align="center" style:justify-single-word="false"/>
    </style:style>
    <style:style style:name="date-rtl" style:family="paragraph" style:parent-style-name="Text-body" style:next-style-name="Text-body">
      <style:paragraph-properties fo:margin-top="0cm" fo:margin-bottom="0.199cm" fo:font-size="14pt" fo:text-align="center" style:justify-single-word="false" style:writing-mode="rl-tb"/>
    </style:style>
    <style:style style:name="abstract" style:family="paragraph" style:parent-style-name="Text-body" style:next-style-name="Text-body">
      <style:paragraph-properties fo:margin-left="3cm" fo:margin-right="3cm" fo:margin-top="0cm" fo:margin-bottom="0.199cm" fo:font-size="10pt" fo:text-indent="0cm" style:auto-text-indent="false"/>
    </style:style>
    <style:style style:name="abstract-rtl" style:family="paragraph" style:parent-style-name="Text-body-rtl" style:next-style-name="Text-body-rtl">
      <style:paragraph-properties fo:margin-left="3cm" fo:margin-right="3cm" fo:margin-top="0cm" fo:margin-bottom="0.199cm" fo:font-size="10pt" fo:text-indent="0cm" style:auto-text-indent="false" style:writing-mode="rl-tb"/>
    </style:style>
    <style:style style:name="abstract-title" style:family="paragraph" style:parent-style-name="abstract" style:next-style-name="abstract">
      <style:paragraph-properties fo:margin-top="0.499cm" fo:margin-bottom="0cm" fo:font-weight="bold" fo:text-align="center" style:justify-single-word="false"/>
    </style:style>
    <style:style style:name="Contents-1" style:family="paragraph" style:parent-style-name="Index" style:class="index">
      <style:paragraph-properties fo:margin-left="0cm" fo:margin-right="0cm" fo:margin-top="0cm" fo:margin-bottom="0.101cm" fo:font-weight="bold" fo:text-indent="0cm" style:auto-text-indent="false">
        <style:tab-stops>
          <style:tab-stop style:position="16.999cm" style:type="right" style:leader-char="."/>
        </style:tab-stops>
      </style:paragraph-properties>
    </style:style>
    <style:style style:name="Contents-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char="."/>
        </style:tab-stops>
      </style:paragraph-properties>
    </style:style>
    <style:style style:name="Contents-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char="."/>
        </style:tab-stops>
      </style:paragraph-properties>
    </style:style>
    <style:style style:name="Contents-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char="."/>
        </style:tab-stops>
      </style:paragraph-properties>
    </style:style>
    <style:style style:name="Contents-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char="."/>
        </style:tab-stops>
      </style:paragraph-properties>
    </style:style>
    <style:style style:name="Index-1" style:family="paragraph" style:parent-style-name="Index" style:class="index">
      <style:paragraph-properties fo:margin-left="0cm" fo:margin-right="0cm" fo:text-indent="0cm" style:auto-text-indent="false"/>
    </style:style>
    <style:style style:name="Index-2" style:family="paragraph" style:parent-style-name="Index" style:class="index">
      <style:paragraph-properties fo:margin-left="0.499cm" fo:margin-right="0cm" fo:text-indent="0cm" style:auto-text-indent="false"/>
    </style:style>
    <style:style style:name="Index-3" style:family="paragraph" style:parent-style-name="Index" style:class="index">
      <style:paragraph-properties fo:margin-left="0.998cm" fo:margin-right="0cm" fo:text-indent="0cm" style:auto-text-indent="false"/>
    </style:style>
    <style:style style:name="p-bibitem" style:family="paragraph" style:parent-style-name="Standard">
      <style:paragraph-properties fo:margin-left="1cm" fo:text-indent="-1cm" fo:margin-right="0cm" style:auto-text-indent="false">
        <style:tab-stops/>
      </style:paragraph-properties>
    </style:style>
    <style:style style:name="quotation" style:family="paragraph" style:parent-style-name="Standard">
      <style:paragraph-properties fo:margin-left="1cm" fo:margin-right="1cm" fo:margin-top="0cm" fo:margin-bottom="0cm" fo:text-indent="0.499cm" style:auto-text-indent="true"/>
    </style:style>
    <style:style style:name="quotation-rtl" style:family="paragraph" style:parent-style-name="Standard">
      <style:paragraph-properties fo:margin-left="1cm" fo:margin-right="1cm" fo:margin-top="0cm" fo:margin-bottom="0cm" fo:text-indent="0.499cm" style:auto-text-indent="true" fo:text-align="end" style:writing-mode="rl-tb"/>
    </style:style>
    <style:style style:name="flushright" style:family="paragraph" style:parent-style-name="Text-body" style:next-style-name="Text-body" style:master-page-name="">
      <style:paragraph-properties fo:margin-top="0.199cm" fo:margin-bottom="0.199cm" fo:text-align="end" style:justify-single-word="false" style:page-number="0"/>
    </style:style>
    <style:style style:name="flushleft" style:family="paragraph" style:parent-style-name="Text-body" style:next-style-name="Text-body">
      <style:paragraph-properties fo:margin-top="0.199cm" fo:margin-bottom="0.199cm" fo:text-align="start" style:justify-single-word="false"/>
    </style:style>
    <style:style style:name="center" style:family="paragraph" style:parent-style-name="Text-body" style:next-style-name="Text-body">
      <style:paragraph-properties fo:margin-top="0.199cm" fo:margin-bottom="0.199cm" fo:text-align="center" style:justify-single-word="false">
        <style:tab-stops/>
      </style:paragraph-properties>
    </style:style>
    <style:style style:name="tabbing" style:family="paragraph" style:parent-style-name="Standard">
      <style:paragraph-properties fo:margin-left="0cm" fo:margin-right="0cm" fo:text-indent="0.5cm" style:auto-text-indent="false"/>
    </style:style>
    <style:style style:name="part" style:family="paragraph" style:parent-style-name="Heading" style:next-style-name="Text-body" style:list-style-name="part">
      <style:paragraph-properties fo:margin-top="0.52cm" fo:margin-bottom="0.21cm" fo:font-size="18pt"/>
    </style:style>
    <style:style style:name="paragraph-h" style:family="text">
      <style:text-properties fo:font-style="normal" fo:font-weight="bold"/>
    </style:style>
    <style:style style:name="subparagraph-h" style:family="text">
      <style:text-properties fo:font-style="normal" fo:font-weight="bold"/>
    </style:style>
    <style:style style:name="Heading-1" style:family="paragraph" style:parent-style-name="Heading" style:next-style-name="Text-body" style:class="text">
      <style:paragraph-properties fo:font-size="17.2999992370605pt" fo:font-weight="bold" style:font-size-asian="115%" style:font-weight-asian="bold" style:font-size-complex="115%" style:font-weight-complex="bold" fo:margin-top="40pt" fo:margin-bottom="25pt"/>
    </style:style>
    <style:style style:name="Heading-1-rtl" style:family="paragraph" style:parent-style-name="Heading-rtl" style:next-style-name="Text-body-rtl" style:class="text">
      <style:paragraph-properties fo:font-size="17.2999992370605pt" fo:font-weight="bold" style:font-size-asian="115%" style:font-weight-asian="bold" style:font-size-complex="115%" style:font-weight-complex="bold" fo:text-align="end" style:justify-single-word="false" style:writing-mode="rl-tb"/>
    </style:style>
    <style:style style:name="Heading-2" style:family="paragraph" style:parent-style-name="Heading" style:next-style-name="Text-body" style:class="text">
      <style:paragraph-properties fo:font-size="14.3999996185303pt" style:font-size-complex="14pt" style:font-style-complex="italic" style:font-weight-complex="bold" fo:margin-top="12pt" fo:margin-bottom="9pt"/>
    </style:style>
    <style:style style:name="Heading-2-rtl" style:family="paragraph" style:parent-style-name="Heading" style:next-style-name="Text-body" style:class="text">
      <style:paragraph-properties fo:font-size="14.3999996185303pt" style:font-size-complex="14pt" style:font-style-complex="italic" style:font-weight-complex="bold" fo:margin-top="0.42cm" fo:margin-bottom="0cm" fo:text-align="end" style:justify-single-word="false" style:writing-mode="rl-tb"/>
    </style:style>
    <style:style style:name="Heading-3" style:family="paragraph" style:parent-style-name="Heading" style:next-style-name="Text-body" style:class="text">
      <style:paragraph-properties fo:font-size="12pt" fo:font-weight="bold" style:font-size-asian="14pt" style:font-weight-asian="bold" style:font-size-complex="14pt" style:font-weight-complex="bold"/>
    </style:style>
    <style:style style:name="Heading-3-rtl" style:family="paragraph" style:parent-style-name="Heading-rtl" style:next-style-name="Text-body-rtl" style:class="text">
      <style:paragraph-properties fo:font-size="12pt" fo:font-weight="bold" style:font-size-asian="14pt" style:font-weight-asian="bold" style:font-size-complex="14pt" style:font-weight-complex="bold" fo:text-align="end" style:justify-single-word="false" style:writing-mode="rl-tb"/>
    </style:style>
    <style:style style:name="Heading-4" style:family="paragraph" style:parent-style-name="Heading" style:next-style-name="Text-body" style:class="text">
      <style:paragraph-properties fo:font-size="12pt" fo:font-weight="bold" fo:margin-top="0.42cm" fo:margin-bottom="0cm" style:font-size-complex="85%" style:font-style-complex="italic" style:font-weight-complex="bold"/>
    </style:style>
    <style:style style:name="Heading-4-rtl" style:family="paragraph" style:parent-style-name="Heading-rtl" style:next-style-name="Text-body-rtl" style:class="text">
      <style:paragraph-properties fo:font-size="12pt" fo:font-weight="bold" fo:margin-top="0.42cm" fo:margin-bottom="0cm" style:font-size-complex="85%" style:font-style-complex="italic" style:font-weight-complex="bold" fo:text-align="end" style:justify-single-word="false" style:writing-mode="rl-tb"/>
    </style:style>
    <style:style style:name="Heading-5" style:family="paragraph" style:parent-style-name="Heading" style:next-style-name="Text-body" style:class="text">
      <style:paragraph-properties fo:margin-left="0cm" fo:margin-right="0cm" fo:margin-top="0.42cm" fo:margin-bottom="0cm" fo:font-size="12pt" fo:font-style="italic" fo:font-weight="normal" style:font-size-complex="85%" style:font-weight-complex="bold" fo:text-indent="0cm" style:auto-text-indent="false"/>
    </style:style>
    <style:style style:name="Heading-5-rtl" style:family="paragraph" style:parent-style-name="Heading" style:next-style-name="Text-body" style:class="text">
      <style:paragraph-properties fo:margin-left="0cm" fo:margin-right="0cm" fo:margin-top="0.42cm" fo:margin-bottom="0cm" fo:font-size="12pt" fo:font-style="italic" fo:font-weight="normal" style:font-size-complex="85%" style:font-weight-complex="bold" fo:text-indent="0cm" style:auto-text-indent="false" fo:text-align="end" style:justify-single-word="false" style:writing-mode="rl-tb"/>
    </style:style>
    <style:style style:name="Heading-6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6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7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7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8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8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9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9-rtl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10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10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/>
    </style:style>
  </office:styles>
  <office:automatic-styles>
    <style:page-layout style:name="Standard-page-layout">
      <style:page-layout-properties fo:page-width="597.50793pt" fo:page-height="845.04694pt" fo:margin-left="1.0in" fo:margin-right="1.0in" style:print-orientation="portrait"> </style:page-layout-properties>
    </style:page-layout>
  </office:automatic-styles>
  <office:master-styles>
    <style:master-page style:name="Standard" style:page-layout-name="Standard-page-layout"/>
  </office:master-styles>
</office:document-styles>
</file>

<file path=meta.xml><?xml version="1.0" encoding="utf-8"?>
<!DOCTYPE document-meta  PUBLIC '-//OpenOffice.org//DTD OfficeDocument 2.0//EN'  'office.dtd'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initial-creator>TeX4ht from texput.tex, options: xhtml,ooffice,bib-,hidden-ref,html,refcaption 
(http://www.cse.ohio-state.edu/~gurari/TeX4ht/)  
</meta:initial-creator>
    <meta:generator>TeX4ht from texput.tex, options: xhtml,ooffice,bib-,hidden-ref,html,refcaption 
(http://www.cse.ohio-state.edu/~gurari/TeX4ht/)  
</meta:generator>
    <meta:creation-date>2012-12-13 14:31:00</meta:creation-date>
    <dc:date>2012-12-13 14:31:00</dc:date>
  </office:meta>
</office:document-meta>
</file>